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528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1.8909in"/>
    </style:style>
    <style:style style:name="co6" style:family="table-column">
      <style:table-column-properties fo:break-before="auto" style:column-width="5.3008in"/>
    </style:style>
    <style:style style:name="co7" style:family="table-column">
      <style:table-column-properties fo:break-before="auto" style:column-width="1.3846in"/>
    </style:style>
    <style:style style:name="co8" style:family="table-column">
      <style:table-column-properties fo:break-before="auto" style:column-width="1.4736in"/>
    </style:style>
    <style:style style:name="co9" style:family="table-column">
      <style:table-column-properties fo:break-before="auto" style:column-width="2.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none" fo:border-right="none" fo:border-top="0.99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none" fo:border-right="none" fo:border-top="0.2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Table 2,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office:value-type="string">
            <text:p>E. coli B/r</text:p>
          </table:table-cell>
          <table:table-cell table:number-columns-repeated="1023"/>
        </table:table-row>
        <table:table-row table:style-name="ro1">
          <table:table-cell office:value-type="string">
            <text:p>Parameter</text:p>
          </table:table-cell>
          <table:table-cell office:value-type="string">
            <text:p>Symbol</text:p>
          </table:table-cell>
          <table:table-cell office:value-type="string">
            <text:p>Units</text:p>
          </table:table-cell>
          <table:table-cell office:value-type="string">
            <text:p>Doubling time (min)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ublings per hour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Observed Parameters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Protein/mass</text:p>
          </table:table-cell>
          <table:table-cell table:style-name="ce2" office:value-type="string">
            <text:p>P_M</text:p>
          </table:table-cell>
          <table:table-cell table:style-name="ce2" office:value-type="string">
            <text:p>1E17 aa/OD_460</text:p>
          </table:table-cell>
          <table:table-cell table:style-name="ce2"/>
          <table:table-cell table:style-name="ce2" office:value-type="float" office:value="6.5">
            <text:p>6.5</text:p>
          </table:table-cell>
          <table:table-cell table:style-name="ce2" office:value-type="float" office:value="5.8">
            <text:p>5.8</text:p>
          </table:table-cell>
          <table:table-cell table:style-name="ce2" office:value-type="float" office:value="5.2">
            <text:p>5.2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P, M</text:p>
          </table:table-cell>
          <table:table-cell table:number-columns-repeated="1013"/>
        </table:table-row>
        <table:table-row table:style-name="ro1">
          <table:table-cell office:value-type="string">
            <text:p>RNA/mass</text:p>
          </table:table-cell>
          <table:table-cell office:value-type="string">
            <text:p>R_M</text:p>
          </table:table-cell>
          <table:table-cell office:value-type="string">
            <text:p>1E16 nucl./OD_460</text:p>
          </table:table-cell>
          <table:table-cell/>
          <table:table-cell office:value-type="float" office:value="4.3">
            <text:p>4.3</text:p>
          </table:table-cell>
          <table:table-cell office:value-type="float" office:value="4.9">
            <text:p>4.9</text:p>
          </table:table-cell>
          <table:table-cell office:value-type="float" office:value="5.7">
            <text:p>5.7</text:p>
          </table:table-cell>
          <table:table-cell office:value-type="float" office:value="6.6">
            <text:p>6.6</text:p>
          </table:table-cell>
          <table:table-cell office:value-type="float" office:value="7.8">
            <text:p>7.8</text:p>
          </table:table-cell>
          <table:table-cell/>
          <table:table-cell office:value-type="string">
            <text:p>R, M</text:p>
          </table:table-cell>
          <table:table-cell table:number-columns-repeated="1013"/>
        </table:table-row>
        <table:table-row table:style-name="ro1">
          <table:table-cell office:value-type="string">
            <text:p>DNA/mass</text:p>
          </table:table-cell>
          <table:table-cell office:value-type="string">
            <text:p>G_M</text:p>
          </table:table-cell>
          <table:table-cell office:value-type="string">
            <text:p>1E8 genomes/OD_460</text:p>
          </table:table-cell>
          <table:table-cell/>
          <table:table-cell office:value-type="float" office:value="18.3">
            <text:p>18.3</text:p>
          </table:table-cell>
          <table:table-cell office:value-type="float" office:value="12.4">
            <text:p>12.4</text:p>
          </table:table-cell>
          <table:table-cell office:value-type="float" office:value="9.3">
            <text:p>9.3</text:p>
          </table:table-cell>
          <table:table-cell office:value-type="float" office:value="8">
            <text:p>8</text:p>
          </table:table-cell>
          <table:table-cell office:value-type="float" office:value="7.6">
            <text:p>7.6</text:p>
          </table:table-cell>
          <table:table-cell/>
          <table:table-cell office:value-type="string">
            <text:p>G, M</text:p>
          </table:table-cell>
          <table:table-cell table:number-columns-repeated="1013"/>
        </table:table-row>
        <table:table-row table:style-name="ro1">
          <table:table-cell office:value-type="string">
            <text:p>Cell no./mass</text:p>
          </table:table-cell>
          <table:table-cell office:value-type="string">
            <text:p>C_M</text:p>
          </table:table-cell>
          <table:table-cell office:value-type="string">
            <text:p>1E8 cells/OD_460</text:p>
          </table:table-cell>
          <table:table-cell/>
          <table:table-cell office:value-type="float" office:value="11.7">
            <text:p>11.7</text:p>
          </table:table-cell>
          <table:table-cell office:value-type="float" office:value="6.7">
            <text:p>6.7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ells/OD_460</text:p>
          </table:table-cell>
          <table:table-cell table:number-columns-repeated="1013"/>
        </table:table-row>
        <table:table-row table:style-name="ro1">
          <table:table-cell office:value-type="string">
            <text:p>(P + R + G)/M</text:p>
          </table:table-cell>
          <table:table-cell office:value-type="string">
            <text:p>PRD_M</text:p>
          </table:table-cell>
          <table:table-cell office:value-type="string">
            <text:p>ug/OD_460</text:p>
          </table:table-cell>
          <table:table-cell/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9">
            <text:p>129</text:p>
          </table:table-cell>
          <table:table-cell office:value-type="float" office:value="131">
            <text:p>131</text:p>
          </table:table-cell>
          <table:table-cell office:value-type="float" office:value="136">
            <text:p>136</text:p>
          </table:table-cell>
          <table:table-cell table:number-columns-repeated="1015"/>
        </table:table-row>
        <table:table-row table:style-name="ro1">
          <table:table-cell office:value-type="string">
            <text:p>Protein/genome</text:p>
          </table:table-cell>
          <table:table-cell office:value-type="string">
            <text:p>P_G</text:p>
          </table:table-cell>
          <table:table-cell office:value-type="string">
            <text:p>1E8 aa residues</text:p>
          </table:table-cell>
          <table:table-cell/>
          <table:table-cell office:value-type="float" office:value="3.5">
            <text:p>3.5</text:p>
          </table:table-cell>
          <table:table-cell office:value-type="float" office:value="4.7">
            <text:p>4.7</text:p>
          </table:table-cell>
          <table:table-cell office:value-type="float" office:value="5.6">
            <text:p>5.6</text:p>
          </table:table-cell>
          <table:table-cell office:value-type="float" office:value="6.3">
            <text:p>6.3</text:p>
          </table:table-cell>
          <table:table-cell office:value-type="float" office:value="6.6">
            <text:p>6.6</text:p>
          </table:table-cell>
          <table:table-cell/>
          <table:table-cell office:value-type="string">
            <text:p>P_M, G_M</text:p>
          </table:table-cell>
          <table:table-cell table:number-columns-repeated="1013"/>
        </table:table-row>
        <table:table-row table:style-name="ro1">
          <table:table-cell office:value-type="string">
            <text:p>RNA/genome</text:p>
          </table:table-cell>
          <table:table-cell office:value-type="string">
            <text:p>R_G</text:p>
          </table:table-cell>
          <table:table-cell office:value-type="string">
            <text:p>1E7 nucl. residues</text:p>
          </table:table-cell>
          <table:table-cell/>
          <table:table-cell office:value-type="float" office:value="2.3">
            <text:p>2.3</text:p>
          </table:table-cell>
          <table:table-cell office:value-type="float" office:value="4">
            <text:p>4</text:p>
          </table:table-cell>
          <table:table-cell office:value-type="float" office:value="6.1">
            <text:p>6.1</text:p>
          </table:table-cell>
          <table:table-cell office:value-type="float" office:value="8.2">
            <text:p>8.2</text:p>
          </table:table-cell>
          <table:table-cell office:value-type="float" office:value="10.3">
            <text:p>10.3</text:p>
          </table:table-cell>
          <table:table-cell/>
          <table:table-cell office:value-type="string">
            <text:p>R_M, G_M</text:p>
          </table:table-cell>
          <table:table-cell table:number-columns-repeated="1013"/>
        </table:table-row>
        <table:table-row table:style-name="ro1">
          <table:table-cell office:value-type="string">
            <text:p>Origins/genome</text:p>
          </table:table-cell>
          <table:table-cell office:value-type="string">
            <text:p>O_G</text:p>
          </table:table-cell>
          <table:table-cell office:value-type="string">
            <text:p>dimensionless</text:p>
          </table:table-cell>
          <table:table-cell/>
          <table:table-cell office:value-type="float" office:value="1.25">
            <text:p>1.25</text:p>
          </table:table-cell>
          <table:table-cell office:value-type="float" office:value="1.32">
            <text:p>1.32</text:p>
          </table:table-cell>
          <table:table-cell office:value-type="float" office:value="1.44">
            <text:p>1.44</text:p>
          </table:table-cell>
          <table:table-cell office:value-type="float" office:value="1.58">
            <text:p>1.58</text:p>
          </table:table-cell>
          <table:table-cell office:value-type="float" office:value="1.73">
            <text:p>1.73</text:p>
          </table:table-cell>
          <table:table-cell/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Protein/origin</text:p>
          </table:table-cell>
          <table:table-cell office:value-type="string">
            <text:p>P_O</text:p>
          </table:table-cell>
          <table:table-cell office:value-type="string">
            <text:p>1E8 aa residues</text:p>
          </table:table-cell>
          <table:table-cell/>
          <table:table-cell office:value-type="float" office:value="2.8">
            <text:p>2.8</text:p>
          </table:table-cell>
          <table:table-cell office:value-type="float" office:value="3.6">
            <text:p>3.6</text:p>
          </table:table-cell>
          <table:table-cell office:value-type="float" office:value="3.9">
            <text:p>3.9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/>
          <table:table-cell office:value-type="string">
            <text:p>P_G, O_G</text:p>
          </table:table-cell>
          <table:table-cell table:number-columns-repeated="1013"/>
        </table:table-row>
        <table:table-row table:style-name="ro1">
          <table:table-cell office:value-type="string">
            <text:p>Protein/cell</text:p>
          </table:table-cell>
          <table:table-cell office:value-type="string">
            <text:p>P_c</text:p>
          </table:table-cell>
          <table:table-cell office:value-type="string">
            <text:p>1E8 aa residues</text:p>
          </table:table-cell>
          <table:table-cell/>
          <table:table-cell office:value-type="float" office:value="5.6">
            <text:p>5.6</text:p>
          </table:table-cell>
          <table:table-cell office:value-type="float" office:value="8.7">
            <text:p>8.7</text:p>
          </table:table-cell>
          <table:table-cell office:value-type="float" office:value="13">
            <text:p>13</text:p>
          </table:table-cell>
          <table:table-cell office:value-type="float" office:value="18.9">
            <text:p>18.9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P_M, C_M</text:p>
          </table:table-cell>
          <table:table-cell table:number-columns-repeated="1013"/>
        </table:table-row>
        <table:table-row table:style-name="ro1">
          <table:table-cell office:value-type="string">
            <text:p>Protein/cell</text:p>
          </table:table-cell>
          <table:table-cell office:value-type="string">
            <text:p>P_c(ug)</text:p>
          </table:table-cell>
          <table:table-cell office:value-type="string">
            <text:p>ug/1E9 cells</text:p>
          </table:table-cell>
          <table:table-cell/>
          <table:table-cell office:value-type="float" office:value="100">
            <text:p>100</text:p>
          </table:table-cell>
          <table:table-cell office:value-type="float" office:value="156">
            <text:p>156</text:p>
          </table:table-cell>
          <table:table-cell office:value-type="float" office:value="234">
            <text:p>234</text:p>
          </table:table-cell>
          <table:table-cell office:value-type="float" office:value="340">
            <text:p>34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P_M, C_M</text:p>
          </table:table-cell>
          <table:table-cell table:number-columns-repeated="1013"/>
        </table:table-row>
        <table:table-row table:style-name="ro1">
          <table:table-cell office:value-type="string">
            <text:p>RNA/cell</text:p>
          </table:table-cell>
          <table:table-cell office:value-type="string">
            <text:p>R_c</text:p>
          </table:table-cell>
          <table:table-cell office:value-type="string">
            <text:p>1E7 nucl. residues</text:p>
          </table:table-cell>
          <table:table-cell/>
          <table:table-cell office:value-type="float" office:value="3.7">
            <text:p>3.7</text:p>
          </table:table-cell>
          <table:table-cell office:value-type="float" office:value="7.3">
            <text:p>7.3</text:p>
          </table:table-cell>
          <table:table-cell office:value-type="float" office:value="14.3">
            <text:p>14.3</text:p>
          </table:table-cell>
          <table:table-cell office:value-type="float" office:value="24.4">
            <text:p>24.4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R_M, C_M</text:p>
          </table:table-cell>
          <table:table-cell table:number-columns-repeated="1013"/>
        </table:table-row>
        <table:table-row table:style-name="ro1">
          <table:table-cell office:value-type="string">
            <text:p>RNA/cell</text:p>
          </table:table-cell>
          <table:table-cell office:value-type="string">
            <text:p>R_c(ug)</text:p>
          </table:table-cell>
          <table:table-cell office:value-type="string">
            <text:p>ug/1E9 cells</text:p>
          </table:table-cell>
          <table:table-cell/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float" office:value="132">
            <text:p>132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R_M, C_M</text:p>
          </table:table-cell>
          <table:table-cell table:number-columns-repeated="1013"/>
        </table:table-row>
        <table:table-row table:style-name="ro1">
          <table:table-cell office:value-type="string">
            <text:p>DNA/cell</text:p>
          </table:table-cell>
          <table:table-cell office:value-type="string">
            <text:p>G_c</text:p>
          </table:table-cell>
          <table:table-cell office:value-type="string">
            <text:p>genome equiv./cell</text:p>
          </table:table-cell>
          <table:table-cell/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/>
          <table:table-cell office:value-type="string">
            <text:p>C, D</text:p>
          </table:table-cell>
          <table:table-cell table:number-columns-repeated="1013"/>
        </table:table-row>
        <table:table-row table:style-name="ro1">
          <table:table-cell office:value-type="string">
            <text:p>DNA/cell</text:p>
          </table:table-cell>
          <table:table-cell office:value-type="string">
            <text:p>G_c(ug)</text:p>
          </table:table-cell>
          <table:table-cell office:value-type="string">
            <text:p>ug/1E9 cells</text:p>
          </table:table-cell>
          <table:table-cell/>
          <table:table-cell office:value-type="float" office:value="7.6">
            <text:p>7.6</text:p>
          </table:table-cell>
          <table:table-cell office:value-type="float" office:value="9">
            <text:p>9</text:p>
          </table:table-cell>
          <table:table-cell office:value-type="float" office:value="11.3">
            <text:p>11.3</text:p>
          </table:table-cell>
          <table:table-cell office:value-type="float" office:value="14.4">
            <text:p>14.4</text:p>
          </table:table-cell>
          <table:table-cell office:value-type="float" office:value="18.3">
            <text:p>18.3</text:p>
          </table:table-cell>
          <table:table-cell/>
          <table:table-cell office:value-type="string">
            <text:p>C, D</text:p>
          </table:table-cell>
          <table:table-cell table:number-columns-repeated="1013"/>
        </table:table-row>
        <table:table-row table:style-name="ro1">
          <table:table-cell office:value-type="string">
            <text:p>Mass/cell</text:p>
          </table:table-cell>
          <table:table-cell office:value-type="string">
            <text:p>M_c</text:p>
          </table:table-cell>
          <table:table-cell office:value-type="string">
            <text:p>OD_460 units/1E9 cells</text:p>
          </table:table-cell>
          <table:table-cell/>
          <table:table-cell office:value-type="float" office:value="0.85">
            <text:p>0.85</text:p>
          </table:table-cell>
          <table:table-cell office:value-type="float" office:value="1.49">
            <text:p>1.49</text:p>
          </table:table-cell>
          <table:table-cell office:value-type="float" office:value="2.5">
            <text:p>2.5</text:p>
          </table:table-cell>
          <table:table-cell office:value-type="float" office:value="3.7">
            <text:p>3.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_M</text:p>
          </table:table-cell>
          <table:table-cell table:number-columns-repeated="1013"/>
        </table:table-row>
        <table:table-row table:style-name="ro1">
          <table:table-cell office:value-type="string">
            <text:p>Mass/cell</text:p>
          </table:table-cell>
          <table:table-cell office:value-type="string">
            <text:p>M_c(ug)</text:p>
          </table:table-cell>
          <table:table-cell office:value-type="string">
            <text:p>ug dry weight/1E9 cells</text:p>
          </table:table-cell>
          <table:table-cell/>
          <table:table-cell office:value-type="float" office:value="148">
            <text:p>148</text:p>
          </table:table-cell>
          <table:table-cell office:value-type="float" office:value="258">
            <text:p>258</text:p>
          </table:table-cell>
          <table:table-cell office:value-type="float" office:value="433">
            <text:p>433</text:p>
          </table:table-cell>
          <table:table-cell office:value-type="float" office:value="641">
            <text:p>641</text:p>
          </table:table-cell>
          <table:table-cell office:value-type="float" office:value="865">
            <text:p>865</text:p>
          </table:table-cell>
          <table:table-cell/>
          <table:table-cell office:value-type="string">
            <text:p>ug/OD_460</text:p>
          </table:table-cell>
          <table:table-cell table:number-columns-repeated="1013"/>
        </table:table-row>
        <table:table-row table:style-name="ro1">
          <table:table-cell office:value-type="string">
            <text:p>Sum P + R + G</text:p>
          </table:table-cell>
          <table:table-cell office:value-type="string">
            <text:p>PRD_C</text:p>
          </table:table-cell>
          <table:table-cell office:value-type="string">
            <text:p>ug/1E9 cells</text:p>
          </table:table-cell>
          <table:table-cell/>
          <table:table-cell office:value-type="float" office:value="127">
            <text:p>127</text:p>
          </table:table-cell>
          <table:table-cell office:value-type="float" office:value="204">
            <text:p>204</text:p>
          </table:table-cell>
          <table:table-cell office:value-type="float" office:value="322">
            <text:p>322</text:p>
          </table:table-cell>
          <table:table-cell office:value-type="float" office:value="486">
            <text:p>486</text:p>
          </table:table-cell>
          <table:table-cell office:value-type="float" office:value="679">
            <text:p>679</text:p>
          </table:table-cell>
          <table:table-cell/>
          <table:table-cell office:value-type="string">
            <text:p>P_C, R_C, G_C (in ug)</text:p>
          </table:table-cell>
          <table:table-cell table:number-columns-repeated="1013"/>
        </table:table-row>
        <table:table-row table:style-name="ro1">
          <table:table-cell office:value-type="string">
            <text:p>Origins/cell</text:p>
          </table:table-cell>
          <table:table-cell office:value-type="string">
            <text:p>O_C</text:p>
          </table:table-cell>
          <table:table-cell office:value-type="string">
            <text:p>no./cell</text:p>
          </table:table-cell>
          <table:table-cell/>
          <table:table-cell office:value-type="float" office:value="1.96">
            <text:p>1.96</text:p>
          </table:table-cell>
          <table:table-cell office:value-type="float" office:value="2.43">
            <text:p>2.43</text:p>
          </table:table-cell>
          <table:table-cell office:value-type="float" office:value="3.36">
            <text:p>3.36</text:p>
          </table:table-cell>
          <table:table-cell office:value-type="float" office:value="4.7">
            <text:p>4.7</text:p>
          </table:table-cell>
          <table:table-cell office:value-type="float" office:value="6.54">
            <text:p>6.54</text:p>
          </table:table-cell>
          <table:table-cell/>
          <table:table-cell office:value-type="string">
            <text:p>C, D</text:p>
          </table:table-cell>
          <table:table-cell table:number-columns-repeated="1013"/>
        </table:table-row>
        <table:table-row table:style-name="ro1">
          <table:table-cell office:value-type="string">
            <text:p>Termini/cell</text:p>
          </table:table-cell>
          <table:table-cell office:value-type="string">
            <text:p>T_C</text:p>
          </table:table-cell>
          <table:table-cell office:value-type="string">
            <text:p>no./cell</text:p>
          </table:table-cell>
          <table:table-cell/>
          <table:table-cell office:value-type="float" office:value="1.23">
            <text:p>1.23</text:p>
          </table:table-cell>
          <table:table-cell office:value-type="float" office:value="1.37">
            <text:p>1.37</text:p>
          </table:table-cell>
          <table:table-cell office:value-type="float" office:value="1.54">
            <text:p>1.54</text:p>
          </table:table-cell>
          <table:table-cell office:value-type="float" office:value="1.74">
            <text:p>1.74</text:p>
          </table:table-cell>
          <table:table-cell office:value-type="float" office:value="1.94">
            <text:p>1.94</text:p>
          </table:table-cell>
          <table:table-cell/>
          <table:table-cell office:value-type="string">
            <text:p>D</text:p>
          </table:table-cell>
          <table:table-cell table:number-columns-repeated="1013"/>
        </table:table-row>
        <table:table-row table:style-name="ro1">
          <table:table-cell office:value-type="string">
            <text:p>Replication forks/cell</text:p>
          </table:table-cell>
          <table:table-cell office:value-type="string">
            <text:p>F_C</text:p>
          </table:table-cell>
          <table:table-cell office:value-type="string">
            <text:p>no./cell</text:p>
          </table:table-cell>
          <table:table-cell/>
          <table:table-cell office:value-type="float" office:value="1.46">
            <text:p>1.46</text:p>
          </table:table-cell>
          <table:table-cell office:value-type="float" office:value="2.14">
            <text:p>2.14</text:p>
          </table:table-cell>
          <table:table-cell office:value-type="float" office:value="3.64">
            <text:p>3.64</text:p>
          </table:table-cell>
          <table:table-cell office:value-type="float" office:value="5.92">
            <text:p>5.92</text:p>
          </table:table-cell>
          <table:table-cell office:value-type="float" office:value="9.19">
            <text:p>9.19</text:p>
          </table:table-cell>
          <table:table-cell/>
          <table:table-cell office:value-type="string">
            <text:p>C, 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NA polymerase protein/total protein</text:p>
          </table:table-cell>
          <table:table-cell office:value-type="string">
            <text:p>\alpha_p</text:p>
          </table:table-cell>
          <table:table-cell office:value-type="string">
            <text:p>%</text:p>
          </table:table-cell>
          <table:table-cell/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45">
            <text:p>1.45</text:p>
          </table:table-cell>
          <table:table-cell office:value-type="float" office:value="1.55">
            <text:p>1.55</text:p>
          </table:table-cell>
          <table:table-cell/>
          <table:table-cell office:value-type="string">
            <text:p>\alpha_p</text:p>
          </table:table-cell>
          <table:table-cell table:number-columns-repeated="1013"/>
        </table:table-row>
        <table:table-row table:style-name="ro1">
          <table:table-cell office:value-type="string">
            <text:p>RNA polymerase molecules/cell</text:p>
          </table:table-cell>
          <table:table-cell office:value-type="string">
            <text:p>N_p</text:p>
          </table:table-cell>
          <table:table-cell office:value-type="string">
            <text:p>1E3 RNAP/cell</text:p>
          </table:table-cell>
          <table:table-cell/>
          <table:table-cell office:value-type="float" office:value="1.5">
            <text:p>1.5</text:p>
          </table:table-cell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.4">
            <text:p>11.4</text:p>
          </table:table-cell>
          <table:table-cell/>
          <table:table-cell office:value-type="string">
            <text:p>\alpha_p, P_C</text:p>
          </table:table-cell>
          <table:table-cell table:number-columns-repeated="1013"/>
        </table:table-row>
        <table:table-row table:style-name="ro1">
          <table:table-cell office:value-type="string">
            <text:p>RNA polymerase activity</text:p>
          </table:table-cell>
          <table:table-cell office:value-type="string">
            <text:p>\beta_p</text:p>
          </table:table-cell>
          <table:table-cell office:value-type="string">
            <text:p>%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r_s, r_m, c_s, c_m, N_p</text:p>
          </table:table-cell>
          <table:table-cell table:number-columns-repeated="1013"/>
        </table:table-row>
        <table:table-row table:style-name="ro1">
          <table:table-cell office:value-type="string">
            <text:p>Active RNA polymerase per cell</text:p>
          </table:table-cell>
          <table:table-cell office:value-type="string">
            <text:p>N_ap</text:p>
          </table:table-cell>
          <table:table-cell office:value-type="string">
            <text:p>RNAP/cell</text:p>
          </table:table-cell>
          <table:table-cell/>
          <table:table-cell office:value-type="float" office:value="205">
            <text:p>205</text:p>
          </table:table-cell>
          <table:table-cell office:value-type="float" office:value="503">
            <text:p>503</text:p>
          </table:table-cell>
          <table:table-cell office:value-type="float" office:value="992">
            <text:p>992</text:p>
          </table:table-cell>
          <table:table-cell office:value-type="float" office:value="1929">
            <text:p>1929</text:p>
          </table:table-cell>
          <table:table-cell office:value-type="float" office:value="3298">
            <text:p>3298</text:p>
          </table:table-cell>
          <table:table-cell table:number-columns-repeated="1015"/>
        </table:table-row>
        <table:table-row table:style-name="ro1">
          <table:table-cell office:value-type="string">
            <text:p>Stable RNA synthesized per total RNA synthesized</text:p>
          </table:table-cell>
          <table:table-cell office:value-type="string">
            <text:p>r_s/r_t</text:p>
          </table:table-cell>
          <table:table-cell office:value-type="string">
            <text:p>%</text:p>
          </table:table-cell>
          <table:table-cell/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r_s/r_t</text:p>
          </table:table-cell>
          <table:table-cell table:number-columns-repeated="1013"/>
        </table:table-row>
        <table:table-row table:style-name="ro1">
          <table:table-cell office:value-type="string">
            <text:p>Active RNA polymerase synthesizing stable RNA</text:p>
          </table:table-cell>
          <table:table-cell office:value-type="string">
            <text:p>\psi_s</text:p>
          </table:table-cell>
          <table:table-cell office:value-type="string">
            <text:p>%</text:p>
          </table:table-cell>
          <table:table-cell/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r_s/r_t, c_s/c_m</text:p>
          </table:table-cell>
          <table:table-cell table:number-columns-repeated="1013"/>
        </table:table-row>
        <table:table-row table:style-name="ro1">
          <table:table-cell office:value-type="string">
            <text:p>rRNA chain elongation</text:p>
          </table:table-cell>
          <table:table-cell office:value-type="string">
            <text:p>c_s</text:p>
          </table:table-cell>
          <table:table-cell office:value-type="string">
            <text:p>Nucl./s</text:p>
          </table:table-cell>
          <table:table-cell/>
          <table:table-cell table:number-columns-repeated="5" office:value-type="float" office:value="85">
            <text:p>85</text:p>
          </table:table-cell>
          <table:table-cell/>
          <table:table-cell office:value-type="string">
            <text:p>Indirect</text:p>
          </table:table-cell>
          <table:table-cell table:number-columns-repeated="1013"/>
        </table:table-row>
        <table:table-row table:style-name="ro1">
          <table:table-cell office:value-type="string">
            <text:p>mRNA chain elongation</text:p>
          </table:table-cell>
          <table:table-cell office:value-type="string">
            <text:p>c_m</text:p>
          </table:table-cell>
          <table:table-cell office:value-type="string">
            <text:p>Nucl./s</text:p>
          </table:table-cell>
          <table:table-cell/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Indirect</text:p>
          </table:table-cell>
          <table:table-cell table:number-columns-repeated="1013"/>
        </table:table-row>
        <table:table-row table:style-name="ro1">
          <table:table-cell office:value-type="string">
            <text:p>Rate of stable RNA synthesis/cell</text:p>
          </table:table-cell>
          <table:table-cell office:value-type="string">
            <text:p>r_s</text:p>
          </table:table-cell>
          <table:table-cell office:value-type="string">
            <text:p>1E5 nucl/min/cell</text:p>
          </table:table-cell>
          <table:table-cell/>
          <table:table-cell office:value-type="float" office:value="3">
            <text:p>3</text:p>
          </table:table-cell>
          <table:table-cell office:value-type="float" office:value="9.9">
            <text:p>9.9</text:p>
          </table:table-cell>
          <table:table-cell office:value-type="float" office:value="29">
            <text:p>29</text:p>
          </table:table-cell>
          <table:table-cell office:value-type="float" office:value="66.4">
            <text:p>66.4</text:p>
          </table:table-cell>
          <table:table-cell office:value-type="float" office:value="132.5">
            <text:p>132.5</text:p>
          </table:table-cell>
          <table:table-cell/>
          <table:table-cell office:value-type="string">
            <text:p>R_C</text:p>
          </table:table-cell>
          <table:table-cell table:number-columns-repeated="1013"/>
        </table:table-row>
        <table:table-row table:style-name="ro1">
          <table:table-cell office:value-type="string">
            <text:p>Rate of mRNA synthesis/cell</text:p>
          </table:table-cell>
          <table:table-cell office:value-type="string">
            <text:p>r_m</text:p>
          </table:table-cell>
          <table:table-cell office:value-type="string">
            <text:p>1E5 nucl/min/cell</text:p>
          </table:table-cell>
          <table:table-cell/>
          <table:table-cell office:value-type="float" office:value="4.3">
            <text:p>4.3</text:p>
          </table:table-cell>
          <table:table-cell office:value-type="float" office:value="9.2">
            <text:p>9.2</text:p>
          </table:table-cell>
          <table:table-cell office:value-type="float" office:value="13.7">
            <text:p>13.7</text:p>
          </table:table-cell>
          <table:table-cell office:value-type="float" office:value="18.7">
            <text:p>18.7</text:p>
          </table:table-cell>
          <table:table-cell office:value-type="float" office:value="23.4">
            <text:p>23.4</text:p>
          </table:table-cell>
          <table:table-cell/>
          <table:table-cell office:value-type="string">
            <text:p>r_s,r_s/r_t</text:p>
          </table:table-cell>
          <table:table-cell table:number-columns-repeated="1013"/>
        </table:table-row>
        <table:table-row table:style-name="ro1">
          <table:table-cell office:value-type="string">
            <text:p>ppGpp concentration</text:p>
          </table:table-cell>
          <table:table-cell office:value-type="string">
            <text:p>ppGpp/M</text:p>
          </table:table-cell>
          <table:table-cell office:value-type="string">
            <text:p>pmol/OD_460</text:p>
          </table:table-cell>
          <table:table-cell/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pGpp/M</text:p>
          </table:table-cell>
          <table:table-cell table:number-columns-repeated="1013"/>
        </table:table-row>
        <table:table-row table:style-name="ro1">
          <table:table-cell office:value-type="string">
            <text:p>ppGpp concentration</text:p>
          </table:table-cell>
          <table:table-cell office:value-type="string">
            <text:p>ppGpp/P</text:p>
          </table:table-cell>
          <table:table-cell office:value-type="string">
            <text:p>pmol/1E17 aa</text:p>
          </table:table-cell>
          <table:table-cell/>
          <table:table-cell office:value-type="float" office:value="8.5">
            <text:p>8.5</text:p>
          </table:table-cell>
          <table:table-cell office:value-type="float" office:value="6.6">
            <text:p>6.6</text:p>
          </table:table-cell>
          <table:table-cell office:value-type="float" office:value="4.2">
            <text:p>4.2</text:p>
          </table:table-cell>
          <table:table-cell office:value-type="float" office:value="2.9">
            <text:p>2.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_M</text:p>
          </table:table-cell>
          <table:table-cell table:number-columns-repeated="1013"/>
        </table:table-row>
        <table:table-row table:style-name="ro1">
          <table:table-cell office:value-type="string">
            <text:p>R-Protein per total protein</text:p>
          </table:table-cell>
          <table:table-cell office:value-type="string">
            <text:p>\alpha_r</text:p>
          </table:table-cell>
          <table:table-cell office:value-type="string">
            <text:p>%</text:p>
          </table:table-cell>
          <table:table-cell/>
          <table:table-cell office:value-type="float" office:value="9">
            <text:p>9</text:p>
          </table:table-cell>
          <table:table-cell office:value-type="float" office:value="11.4">
            <text:p>11.4</text:p>
          </table:table-cell>
          <table:table-cell office:value-type="float" office:value="14.8">
            <text:p>14.8</text:p>
          </table:table-cell>
          <table:table-cell office:value-type="float" office:value="17.5">
            <text:p>17.5</text:p>
          </table:table-cell>
          <table:table-cell office:value-type="float" office:value="21.1">
            <text:p>21.1</text:p>
          </table:table-cell>
          <table:table-cell/>
          <table:table-cell office:value-type="string">
            <text:p>P_M, R_M</text:p>
          </table:table-cell>
          <table:table-cell table:number-columns-repeated="1013"/>
        </table:table-row>
        <table:table-row table:style-name="ro1">
          <table:table-cell office:value-type="string">
            <text:p>R-Protein per total protein</text:p>
          </table:table-cell>
          <table:table-cell office:value-type="string">
            <text:p>\alpha_r</text:p>
          </table:table-cell>
          <table:table-cell office:value-type="string">
            <text:p>%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.5">
            <text:p>13.5</text:p>
          </table:table-cell>
          <table:table-cell office:value-type="float" office:value="18">
            <text:p>18</text:p>
          </table:table-cell>
          <table:table-cell office:value-type="float" office:value="21.6">
            <text:p>21.6</text:p>
          </table:table-cell>
          <table:table-cell/>
          <table:table-cell office:value-type="string">
            <text:p>\alpha_r</text:p>
          </table:table-cell>
          <table:table-cell table:number-columns-repeated="1013"/>
        </table:table-row>
        <table:table-row table:style-name="ro1">
          <table:table-cell office:value-type="string">
            <text:p>Ribosome activity</text:p>
          </table:table-cell>
          <table:table-cell office:value-type="string">
            <text:p>\beta_r</text:p>
          </table:table-cell>
          <table:table-cell office:value-type="string">
            <text:p>%</text:p>
          </table:table-cell>
          <table:table-cell/>
          <table:table-cell table:number-columns-repeated="5" office:value-type="float" office:value="80">
            <text:p>80</text:p>
          </table:table-cell>
          <table:table-cell/>
          <table:table-cell office:value-type="string">
            <text:p>Indirect</text:p>
          </table:table-cell>
          <table:table-cell table:number-columns-repeated="1013"/>
        </table:table-row>
        <table:table-row table:style-name="ro1">
          <table:table-cell office:value-type="string">
            <text:p>Peptide chain elongation</text:p>
          </table:table-cell>
          <table:table-cell office:value-type="string">
            <text:p>c_p</text:p>
          </table:table-cell>
          <table:table-cell office:value-type="string">
            <text:p>aa residues/s</text:p>
          </table:table-cell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Indirect</text:p>
          </table:table-cell>
          <table:table-cell table:number-columns-repeated="1013"/>
        </table:table-row>
        <table:table-row table:style-name="ro1">
          <table:table-cell office:value-type="string">
            <text:p>Ribosomes/cell</text:p>
          </table:table-cell>
          <table:table-cell office:value-type="string">
            <text:p>N_r</text:p>
          </table:table-cell>
          <table:table-cell office:value-type="string">
            <text:p>1E3 ribosomes/cell</text:p>
          </table:table-cell>
          <table:table-cell/>
          <table:table-cell office:value-type="float" office:value="6.8">
            <text:p>6.8</text:p>
          </table:table-cell>
          <table:table-cell office:value-type="float" office:value="13.5">
            <text:p>13.5</text:p>
          </table:table-cell>
          <table:table-cell office:value-type="float" office:value="26.3">
            <text:p>26.3</text:p>
          </table:table-cell>
          <table:table-cell office:value-type="float" office:value="45.1">
            <text:p>45.1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R_c, f_s, f_t</text:p>
          </table:table-cell>
          <table:table-cell table:number-columns-repeated="1013"/>
        </table:table-row>
        <table:table-row table:style-name="ro1">
          <table:table-cell office:value-type="string">
            <text:p>tRNA/cell</text:p>
          </table:table-cell>
          <table:table-cell office:value-type="string">
            <text:p>N_t</text:p>
          </table:table-cell>
          <table:table-cell office:value-type="string">
            <text:p>1E3 tRNA/cell</text:p>
          </table:table-cell>
          <table:table-cell/>
          <table:table-cell office:value-type="float" office:value="63">
            <text:p>63</text:p>
          </table:table-cell>
          <table:table-cell office:value-type="float" office:value="125">
            <text:p>125</text:p>
          </table:table-cell>
          <table:table-cell office:value-type="float" office:value="244">
            <text:p>244</text:p>
          </table:table-cell>
          <table:table-cell office:value-type="float" office:value="419">
            <text:p>419</text:p>
          </table:table-cell>
          <table:table-cell office:value-type="float" office:value="669">
            <text:p>669</text:p>
          </table:table-cell>
          <table:table-cell/>
          <table:table-cell office:value-type="string">
            <text:p>N_r, f_t</text:p>
          </table:table-cell>
          <table:table-cell table:number-columns-repeated="1013"/>
        </table:table-row>
        <table:table-row table:style-name="ro1">
          <table:table-cell office:value-type="string">
            <text:p>rrn genes/cell</text:p>
          </table:table-cell>
          <table:table-cell office:value-type="string">
            <text:p>N_rrn</text:p>
          </table:table-cell>
          <table:table-cell office:value-type="string">
            <text:p>Avg no./cell</text:p>
          </table:table-cell>
          <table:table-cell/>
          <table:table-cell office:value-type="float" office:value="12.4">
            <text:p>12.4</text:p>
          </table:table-cell>
          <table:table-cell office:value-type="float" office:value="15.1">
            <text:p>15.1</text:p>
          </table:table-cell>
          <table:table-cell office:value-type="float" office:value="20">
            <text:p>20</text:p>
          </table:table-cell>
          <table:table-cell office:value-type="float" office:value="26.9">
            <text:p>26.9</text:p>
          </table:table-cell>
          <table:table-cell office:value-type="float" office:value="35.9">
            <text:p>35.9</text:p>
          </table:table-cell>
          <table:table-cell/>
          <table:table-cell office:value-type="string">
            <text:p>C, D</text:p>
          </table:table-cell>
          <table:table-cell table:number-columns-repeated="1013"/>
        </table:table-row>
        <table:table-row table:style-name="ro1">
          <table:table-cell office:value-type="string">
            <text:p>rrn genes/genome</text:p>
          </table:table-cell>
          <table:table-cell office:value-type="string">
            <text:p>N_rrn/G</text:p>
          </table:table-cell>
          <table:table-cell office:value-type="string">
            <text:p>Avg no./genome</text:p>
          </table:table-cell>
          <table:table-cell/>
          <table:table-cell office:value-type="float" office:value="7.9">
            <text:p>7.9</text:p>
          </table:table-cell>
          <table:table-cell office:value-type="float" office:value="8.2">
            <text:p>8.2</text:p>
          </table:table-cell>
          <table:table-cell office:value-type="float" office:value="8.6">
            <text:p>8.6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Initiation rate at rrn gene</text:p>
          </table:table-cell>
          <table:table-cell office:value-type="string">
            <text:p>i_rrn</text:p>
          </table:table-cell>
          <table:table-cell office:value-type="string">
            <text:p>Initiations/min/gene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N_r, N_rrn</text:p>
          </table:table-cell>
          <table:table-cell table:number-columns-repeated="1013"/>
        </table:table-row>
        <table:table-row table:style-name="ro1">
          <table:table-cell office:value-type="string">
            <text:p>Distance of ribosomes on mRNA</text:p>
          </table:table-cell>
          <table:table-cell office:value-type="string">
            <text:p>R_m/N_r</text:p>
          </table:table-cell>
          <table:table-cell office:value-type="string">
            <text:p>Nucl./ribosome</text:p>
          </table:table-cell>
          <table:table-cell/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r_m, c_m, N_r</text:p>
          </table:table-cell>
          <table:table-cell table:number-columns-repeated="1013"/>
        </table:table-row>
        <table:table-row table:style-name="ro1">
          <table:table-cell office:value-type="string">
            <text:p>Number of translations per mRNA</text:p>
          </table:table-cell>
          <table:table-cell office:value-type="string">
            <text:p>N_trans</text:p>
          </table:table-cell>
          <table:table-cell office:value-type="string">
            <text:p>Ribosomes</text:p>
          </table:table-cell>
          <table:table-cell/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P_c, r_m</text:p>
          </table:table-cell>
          <table:table-cell table:number-columns-repeated="1013"/>
        </table:table-row>
        <table:table-row table:style-name="ro1">
          <table:table-cell office:value-type="string">
            <text:p>DNA chain elongation</text:p>
          </table:table-cell>
          <table:table-cell office:value-type="string">
            <text:p>c_d</text:p>
          </table:table-cell>
          <table:table-cell office:value-type="string">
            <text:p>Nucl./ribosome</text:p>
          </table:table-cell>
          <table:table-cell/>
          <table:table-cell office:value-type="float" office:value="585">
            <text:p>585</text:p>
          </table:table-cell>
          <table:table-cell office:value-type="float" office:value="783">
            <text:p>783</text:p>
          </table:table-cell>
          <table:table-cell office:value-type="float" office:value="870">
            <text:p>870</text:p>
          </table:table-cell>
          <table:table-cell office:value-type="float" office:value="911">
            <text:p>911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C period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/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Indirect</text:p>
          </table:table-cell>
          <table:table-cell table:number-columns-repeated="1013"/>
        </table:table-row>
        <table:table-row table:style-name="ro1">
          <table:table-cell office:value-type="string">
            <text:p>D period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Indirect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ed Mass Fractions" table:style-name="ta1">
        <table:table-column table:style-name="co5" table:default-cell-style-name="ce1"/>
        <table:table-column table:style-name="co2" table:number-columns-repeated="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2" table:default-cell-style-name="ce1"/>
        <table:table-row table:style-name="ro1">
          <table:table-cell/>
          <table:table-cell table:style-name="ce4" office:value-type="string" table:number-columns-spanned="6" table:number-rows-spanned="1">
            <text:p>Growth Rate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office:value-type="string">
            <text:p>Doubling time (min)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ublings per hour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>
            <text:p>Protein Mass Fraction</text:p>
          </table:table-cell>
          <table:table-cell/>
          <table:table-cell table:formula="of:=['Table 2,3'.E14]/['Table 2,3'.E20]" office:value-type="float" office:value="0.675675675675676">
            <text:p>0.6756756757</text:p>
          </table:table-cell>
          <table:table-cell table:formula="of:=['Table 2,3'.F14]/['Table 2,3'.F20]" office:value-type="float" office:value="0.604651162790698">
            <text:p>0.6046511628</text:p>
          </table:table-cell>
          <table:table-cell table:formula="of:=['Table 2,3'.G14]/['Table 2,3'.G20]" office:value-type="float" office:value="0.540415704387991">
            <text:p>0.5404157044</text:p>
          </table:table-cell>
          <table:table-cell table:formula="of:=['Table 2,3'.H14]/['Table 2,3'.H20]" office:value-type="float" office:value="0.530421216848674">
            <text:p>0.5304212168</text:p>
          </table:table-cell>
          <table:table-cell table:formula="of:=['Table 2,3'.I14]/['Table 2,3'.I20]" office:value-type="float" office:value="0.520231213872832">
            <text:p>0.5202312139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>
            <text:p>RNA Mass Fraction</text:p>
          </table:table-cell>
          <table:table-cell/>
          <table:table-cell table:formula="of:=['Table 2,3'.E16]/['Table 2,3'.E20]" office:value-type="float" office:value="0.135135135135135">
            <text:p>0.1351351351</text:p>
          </table:table-cell>
          <table:table-cell table:formula="of:=['Table 2,3'.F16]/['Table 2,3'.F20]" office:value-type="float" office:value="0.151162790697674">
            <text:p>0.1511627907</text:p>
          </table:table-cell>
          <table:table-cell table:formula="of:=['Table 2,3'.G16]/['Table 2,3'.G20]" office:value-type="float" office:value="0.177829099307159">
            <text:p>0.1778290993</text:p>
          </table:table-cell>
          <table:table-cell table:formula="of:=['Table 2,3'.H16]/['Table 2,3'.H20]" office:value-type="float" office:value="0.205928237129485">
            <text:p>0.2059282371</text:p>
          </table:table-cell>
          <table:table-cell table:formula="of:=['Table 2,3'.I16]/['Table 2,3'.I20]" office:value-type="float" office:value="0.24393063583815">
            <text:p>0.2439306358</text:p>
          </table:table-cell>
          <table:table-cell table:number-columns-repeated="2"/>
          <table:table-cell office:value-type="string">
            <text:p>(For Reference)</text:p>
          </table:table-cell>
          <table:table-cell office:value-type="string">
            <text:p>(Gets used)</text:p>
          </table:table-cell>
          <table:table-cell office:value-type="string">
            <text:p>(Should match the 40 min column)</text:p>
          </table:table-cell>
          <table:table-cell table:number-columns-repeated="1012"/>
        </table:table-row>
        <table:table-row table:style-name="ro1">
          <table:table-cell office:value-type="string">
            <text:p>DNA Mass Fraction</text:p>
          </table:table-cell>
          <table:table-cell/>
          <table:table-cell table:formula="of:=['Table 2,3'.E18]/['Table 2,3'.E20]" office:value-type="float" office:value="0.0513513513513513">
            <text:p>0.0513513514</text:p>
          </table:table-cell>
          <table:table-cell table:formula="of:=['Table 2,3'.F18]/['Table 2,3'.F20]" office:value-type="float" office:value="0.0348837209302326">
            <text:p>0.0348837209</text:p>
          </table:table-cell>
          <table:table-cell table:formula="of:=['Table 2,3'.G18]/['Table 2,3'.G20]" office:value-type="float" office:value="0.0260969976905312">
            <text:p>0.0260969977</text:p>
          </table:table-cell>
          <table:table-cell table:formula="of:=['Table 2,3'.H18]/['Table 2,3'.H20]" office:value-type="float" office:value="0.0224648985959438">
            <text:p>0.0224648986</text:p>
          </table:table-cell>
          <table:table-cell table:formula="of:=['Table 2,3'.I18]/['Table 2,3'.I20]" office:value-type="float" office:value="0.0211560693641618">
            <text:p>0.0211560694</text:p>
          </table:table-cell>
          <table:table-cell table:number-columns-repeated="2"/>
          <table:table-cell office:value-type="string">
            <text:p>Neidhardt Table 1 Data (B/r, 40 min, 37 C)</text:p>
          </table:table-cell>
          <table:table-cell office:value-type="string">
            <text:p>Feist WT Biomass (which uses Neidhardt B/r, 40 min, 37 C as ref)</text:p>
          </table:table-cell>
          <table:table-cell office:value-type="string">
            <text:p>Proportionally scaled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Lipid Mass Fraction</text:p>
          </table:table-cell>
          <table:table-cell table:style-name="ce3"/>
          <table:table-cell table:style-name="ce3" table:formula="of:=((1 - SUM([.C$4:.C$6])) / [.$K$13]) * [.$K7]" office:value-type="float" office:value="0.0655363952909965">
            <text:p>0.0655363953</text:p>
          </table:table-cell>
          <table:table-cell table:style-name="ce3" table:formula="of:=((1 - SUM([.D$4:.D$6])) / [.$K$13]) * [.$K7]" office:value-type="float" office:value="0.0995149094021972">
            <text:p>0.0995149094</text:p>
          </table:table-cell>
          <table:table-cell table:style-name="ce3" table:formula="of:=((1 - SUM([.E$4:.E$6])) / [.$K$13]) * [.$K7]" office:value-type="float" office:value="0.121555278482268">
            <text:p>0.1215552785</text:p>
          </table:table-cell>
          <table:table-cell table:style-name="ce3" table:formula="of:=((1 - SUM([.F$4:.F$6])) / [.$K$13]) * [.$K7]" office:value-type="float" office:value="0.114674157518448">
            <text:p>0.1146741575</text:p>
          </table:table-cell>
          <table:table-cell table:style-name="ce3" table:formula="of:=((1 - SUM([.G$4:.G$6])) / [.$K$13]) * [.$K7]" office:value-type="float" office:value="0.102072768537891">
            <text:p>0.1020727685</text:p>
          </table:table-cell>
          <table:table-cell/>
          <table:table-cell office:value-type="string">
            <text:p>Lipid</text:p>
          </table:table-cell>
          <table:table-cell office:value-type="float" office:value="0.091">
            <text:p>0.091</text:p>
          </table:table-cell>
          <table:table-cell office:value-type="float" office:value="0.093">
            <text:p>0.093</text:p>
          </table:table-cell>
          <table:table-cell table:formula="of:=([.$J$17]/[.$K$13]) * [.K7]" office:value-type="float" office:value="0.121555278482268">
            <text:p>0.1215552785</text:p>
          </table:table-cell>
          <table:table-cell table:number-columns-repeated="1012"/>
        </table:table-row>
        <table:table-row table:style-name="ro1">
          <table:table-cell office:value-type="string">
            <text:p>Lipopolysaccharide Mass Fraction</text:p>
          </table:table-cell>
          <table:table-cell/>
          <table:table-cell table:style-name="ce3" table:formula="of:=((1 - SUM([.C$4:.C$6])) / [.$K$13]) * [.$K8]" office:value-type="float" office:value="0.0239595423644503">
            <text:p>0.0239595424</text:p>
          </table:table-cell>
          <table:table-cell table:style-name="ce3" table:formula="of:=((1 - SUM([.D$4:.D$6])) / [.$K$13]) * [.$K8]" office:value-type="float" office:value="0.0363817948352119">
            <text:p>0.0363817948</text:p>
          </table:table-cell>
          <table:table-cell table:style-name="ce3" table:formula="of:=((1 - SUM([.E$4:.E$6])) / [.$K$13]) * [.$K8]" office:value-type="float" office:value="0.0444395641763131">
            <text:p>0.0444395642</text:p>
          </table:table-cell>
          <table:table-cell table:style-name="ce3" table:formula="of:=((1 - SUM([.F$4:.F$6])) / [.$K$13]) * [.$K8]" office:value-type="float" office:value="0.0419238855443788">
            <text:p>0.0419238855</text:p>
          </table:table-cell>
          <table:table-cell table:style-name="ce3" table:formula="of:=((1 - SUM([.G$4:.G$6])) / [.$K$13]) * [.$K8]" office:value-type="float" office:value="0.0373169261321324">
            <text:p>0.0373169261</text:p>
          </table:table-cell>
          <table:table-cell/>
          <table:table-cell office:value-type="string">
            <text:p>Lipopolysaccharide</text:p>
          </table:table-cell>
          <table:table-cell table:number-columns-repeated="2" office:value-type="float" office:value="0.034">
            <text:p>0.034</text:p>
          </table:table-cell>
          <table:table-cell table:formula="of:=([.$J$17]/[.$K$13]) * [.K8]" office:value-type="float" office:value="0.0444395641763131">
            <text:p>0.0444395642</text:p>
          </table:table-cell>
          <table:table-cell table:number-columns-repeated="1012"/>
        </table:table-row>
        <table:table-row table:style-name="ro1">
          <table:table-cell office:value-type="string">
            <text:p>Murein Mass Fraction</text:p>
          </table:table-cell>
          <table:table-cell/>
          <table:table-cell table:style-name="ce3" table:formula="of:=((1 - SUM([.C$4:.C$6])) / [.$K$13]) * [.$K9]" office:value-type="float" office:value="0.0176173105620958">
            <text:p>0.0176173106</text:p>
          </table:table-cell>
          <table:table-cell table:style-name="ce3" table:formula="of:=((1 - SUM([.D$4:.D$6])) / [.$K$13]) * [.$K9]" office:value-type="float" office:value="0.0267513197317734">
            <text:p>0.0267513197</text:p>
          </table:table-cell>
          <table:table-cell table:style-name="ce3" table:formula="of:=((1 - SUM([.E$4:.E$6])) / [.$K$13]) * [.$K9]" office:value-type="float" office:value="0.032676150129642">
            <text:p>0.0326761501</text:p>
          </table:table-cell>
          <table:table-cell table:style-name="ce3" table:formula="of:=((1 - SUM([.F$4:.F$6])) / [.$K$13]) * [.$K9]" office:value-type="float" office:value="0.0308263864296903">
            <text:p>0.0308263864</text:p>
          </table:table-cell>
          <table:table-cell table:style-name="ce3" table:formula="of:=((1 - SUM([.G$4:.G$6])) / [.$K$13]) * [.$K9]" office:value-type="float" office:value="0.0274389162736267">
            <text:p>0.0274389163</text:p>
          </table:table-cell>
          <table:table-cell/>
          <table:table-cell office:value-type="string">
            <text:p>Murein</text:p>
          </table:table-cell>
          <table:table-cell table:number-columns-repeated="2" office:value-type="float" office:value="0.025">
            <text:p>0.025</text:p>
          </table:table-cell>
          <table:table-cell table:formula="of:=([.$J$17]/[.$K$13]) * [.K9]" office:value-type="float" office:value="0.032676150129642">
            <text:p>0.0326761501</text:p>
          </table:table-cell>
          <table:table-cell table:number-columns-repeated="1012"/>
        </table:table-row>
        <table:table-row table:style-name="ro1">
          <table:table-cell office:value-type="string">
            <text:p>Glycogen Mass Fraction</text:p>
          </table:table-cell>
          <table:table-cell/>
          <table:table-cell table:style-name="ce3" table:formula="of:=((1 - SUM([.C$4:.C$6])) / [.$K$13]) * [.$K10]" office:value-type="float" office:value="0.0176173105620958">
            <text:p>0.0176173106</text:p>
          </table:table-cell>
          <table:table-cell table:style-name="ce3" table:formula="of:=((1 - SUM([.D$4:.D$6])) / [.$K$13]) * [.$K10]" office:value-type="float" office:value="0.0267513197317734">
            <text:p>0.0267513197</text:p>
          </table:table-cell>
          <table:table-cell table:style-name="ce3" table:formula="of:=((1 - SUM([.E$4:.E$6])) / [.$K$13]) * [.$K10]" office:value-type="float" office:value="0.032676150129642">
            <text:p>0.0326761501</text:p>
          </table:table-cell>
          <table:table-cell table:style-name="ce3" table:formula="of:=((1 - SUM([.F$4:.F$6])) / [.$K$13]) * [.$K10]" office:value-type="float" office:value="0.0308263864296903">
            <text:p>0.0308263864</text:p>
          </table:table-cell>
          <table:table-cell table:style-name="ce3" table:formula="of:=((1 - SUM([.G$4:.G$6])) / [.$K$13]) * [.$K10]" office:value-type="float" office:value="0.0274389162736267">
            <text:p>0.0274389163</text:p>
          </table:table-cell>
          <table:table-cell/>
          <table:table-cell office:value-type="string">
            <text:p>Glycogen</text:p>
          </table:table-cell>
          <table:table-cell table:number-columns-repeated="2" office:value-type="float" office:value="0.025">
            <text:p>0.025</text:p>
          </table:table-cell>
          <table:table-cell table:formula="of:=([.$J$17]/[.$K$13]) * [.K10]" office:value-type="float" office:value="0.032676150129642">
            <text:p>0.0326761501</text:p>
          </table:table-cell>
          <table:table-cell table:number-columns-repeated="1012"/>
        </table:table-row>
        <table:table-row table:style-name="ro1">
          <table:table-cell office:value-type="string">
            <text:p>Soluble Pool Mass Fraction</text:p>
          </table:table-cell>
          <table:table-cell/>
          <table:table-cell table:style-name="ce3" table:formula="of:=((1 - SUM([.C$4:.C$6])) / [.$K$13]) * [.$K11]" office:value-type="float" office:value="0.00606035483336097">
            <text:p>0.0060603548</text:p>
          </table:table-cell>
          <table:table-cell table:style-name="ce3" table:formula="of:=((1 - SUM([.D$4:.D$6])) / [.$K$13]) * [.$K11]" office:value-type="float" office:value="0.00920245398773006">
            <text:p>0.009202454</text:p>
          </table:table-cell>
          <table:table-cell table:style-name="ce3" table:formula="of:=((1 - SUM([.E$4:.E$6])) / [.$K$13]) * [.$K11]" office:value-type="float" office:value="0.0112405956445968">
            <text:p>0.0112405956</text:p>
          </table:table-cell>
          <table:table-cell table:style-name="ce3" table:formula="of:=((1 - SUM([.F$4:.F$6])) / [.$K$13]) * [.$K11]" office:value-type="float" office:value="0.0106042769318135">
            <text:p>0.0106042769</text:p>
          </table:table-cell>
          <table:table-cell table:style-name="ce3" table:formula="of:=((1 - SUM([.G$4:.G$6])) / [.$K$13]) * [.$K11]" office:value-type="float" office:value="0.0094389871981276">
            <text:p>0.0094389872</text:p>
          </table:table-cell>
          <table:table-cell/>
          <table:table-cell office:value-type="string">
            <text:p>Soluble pool</text:p>
          </table:table-cell>
          <table:table-cell office:value-type="float" office:value="0.029">
            <text:p>0.029</text:p>
          </table:table-cell>
          <table:table-cell office:value-type="float" office:value="0.0086">
            <text:p>0.0086</text:p>
          </table:table-cell>
          <table:table-cell table:formula="of:=([.$J$17]/[.$K$13]) * [.K11]" office:value-type="float" office:value="0.0112405956445968">
            <text:p>0.0112405956</text:p>
          </table:table-cell>
          <table:table-cell table:number-columns-repeated="1012"/>
        </table:table-row>
        <table:table-row table:style-name="ro1">
          <table:table-cell office:value-type="string">
            <text:p>Inorganic Ion Mass Fraction</text:p>
          </table:table-cell>
          <table:table-cell/>
          <table:table-cell table:style-name="ce3" table:formula="of:=((1 - SUM([.C$4:.C$6])) / [.$K$13]) * [.$K12]" office:value-type="float" office:value="0.00704692422483834">
            <text:p>0.0070469242</text:p>
          </table:table-cell>
          <table:table-cell table:style-name="ce3" table:formula="of:=((1 - SUM([.D$4:.D$6])) / [.$K$13]) * [.$K12]" office:value-type="float" office:value="0.0107005278927094">
            <text:p>0.0107005279</text:p>
          </table:table-cell>
          <table:table-cell table:style-name="ce3" table:formula="of:=((1 - SUM([.E$4:.E$6])) / [.$K$13]) * [.$K12]" office:value-type="float" office:value="0.0130704600518568">
            <text:p>0.0130704601</text:p>
          </table:table-cell>
          <table:table-cell table:style-name="ce3" table:formula="of:=((1 - SUM([.F$4:.F$6])) / [.$K$13]) * [.$K12]" office:value-type="float" office:value="0.0123305545718761">
            <text:p>0.0123305546</text:p>
          </table:table-cell>
          <table:table-cell table:style-name="ce3" table:formula="of:=((1 - SUM([.G$4:.G$6])) / [.$K$13]) * [.$K12]" office:value-type="float" office:value="0.0109755665094507">
            <text:p>0.0109755665</text:p>
          </table:table-cell>
          <table:table-cell/>
          <table:table-cell office:value-type="string">
            <text:p>Inorganic ions</text:p>
          </table:table-cell>
          <table:table-cell table:number-columns-repeated="2" office:value-type="float" office:value="0.01">
            <text:p>0.01</text:p>
          </table:table-cell>
          <table:table-cell table:formula="of:=([.$J$17]/[.$K$13]) * [.K12]" office:value-type="float" office:value="0.0130704600518568">
            <text:p>0.0130704601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>
            <text:p>Non-(protein,RNA,DNA) fraction</text:p>
          </table:table-cell>
          <table:table-cell table:formula="of:=SUM([.J7:.J12])" office:value-type="float" office:value="0.214">
            <text:p>0.214</text:p>
          </table:table-cell>
          <table:table-cell table:formula="of:=SUM([.K7:.K12])" office:value-type="float" office:value="0.1956">
            <text:p>0.1956</text:p>
          </table:table-cell>
          <table:table-cell table:formula="of:=([.$J$17]/[.$K$13]) * [.K13]" office:value-type="float" office:value="0.255658198614319">
            <text:p>0.2556581986</text:p>
          </table:table-cell>
          <table:table-cell table:number-columns-repeated="1012"/>
        </table:table-row>
        <table:table-row table:style-name="ro1">
          <table:table-cell office:value-type="string">
            <text:p>Sum of fractions</text:p>
          </table:table-cell>
          <table:table-cell/>
          <table:table-cell table:formula="of:=SUM([.C4:.C12])" office:value-type="float" office:value="1">
            <text:p>1</text:p>
          </table:table-cell>
          <table:table-cell table:formula="of:=SUM([.D4:.D12])" office:value-type="float" office:value="1">
            <text:p>1</text:p>
          </table:table-cell>
          <table:table-cell table:formula="of:=SUM([.E4:.E12])" office:value-type="float" office:value="1">
            <text:p>1</text:p>
          </table:table-cell>
          <table:table-cell table:formula="of:=SUM([.F4:.F12])" office:value-type="float" office:value="1">
            <text:p>1</text:p>
          </table:table-cell>
          <table:table-cell table:formula="of:=SUM([.G4:.G12])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Non-(protein,RNA,DNA) fraction calculated at 40 min</text:p>
          </table:table-cell>
          <table:table-cell table:formula="of:=1-SUM([.E4:.E6])" office:value-type="float" office:value="0.255658198614319">
            <text:p>0.2556581986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</meta:initial-creator>
    <meta:creation-date>2014-04-09T13:15:11</meta:creation-date>
    <dc:date>2014-04-09T19:15:09</dc:date>
    <dc:creator>derek </dc:creator>
    <meta:editing-duration>PT5H29M38S</meta:editing-duration>
    <meta:editing-cycles>10</meta:editing-cycles>
    <meta:generator>LibreOffice/3.5$Linux_X86_64 LibreOffice_project/350m1$Build-2</meta:generator>
    <meta:document-statistic meta:table-count="3" meta:cell-count="547" meta:object-count="0"/>
  </office:meta>
</office:document-meta>
</file>